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2.956cm" fo:padding-top="0.125cm" fo:padding-bottom="0.125cm" fo:padding-left="0.25cm" fo:padding-right="0.25cm" fo:wrap-option="wrap"/>
    </style:style>
    <style:style style:name="gr5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3.841cm" fo:min-width="0cm" fo:padding-top="0.125cm" fo:padding-bottom="0.125cm" fo:padding-left="0.25cm" fo:padding-right="0.25cm" fo:wrap-option="wrap"/>
    </style:style>
    <style:style style:name="gr10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3.78cm" fo:min-width="0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7.403cm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7.374cm" fo:padding-top="0.125cm" fo:padding-bottom="0.125cm" fo:padding-left="0.25cm" fo:padding-right="0.25cm" fo:wrap-option="wrap"/>
    </style:style>
    <style:style style:name="gr13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.864cm" style:use-optimal-column-width="false"/>
    </style:style>
    <style:style style:name="co2" style:family="table-column">
      <style:table-column-properties style:column-width="2.596cm" style:use-optimal-column-width="false"/>
    </style:style>
    <style:style style:name="co3" style:family="table-column">
      <style:table-column-properties style:column-width="2.681cm" style:use-optimal-column-width="false"/>
    </style:style>
    <style:style style:name="co4" style:family="table-column">
      <style:table-column-properties style:column-width="2.568cm" style:use-optimal-column-width="false"/>
    </style:style>
    <style:style style:name="co5" style:family="table-column">
      <style:table-column-properties style:column-width="2.624cm" style:use-optimal-column-width="false"/>
    </style:style>
    <style:style style:name="co6" style:family="table-column">
      <style:table-column-properties style:column-width="2.652cm" style:use-optimal-column-width="false"/>
    </style:style>
    <style:style style:name="co7" style:family="table-column">
      <style:table-column-properties style:column-width="2.431cm" style:use-optimal-column-width="false"/>
    </style:style>
    <style:style style:name="ro1" style:family="table-row">
      <style:table-row-properties style:row-height="1.765cm"/>
    </style:style>
    <style:style style:name="ro2" style:family="table-row">
      <style:table-row-properties style:row-height="1.766cm"/>
    </style:style>
    <style:style style:name="ce1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000000"/>
      <style:text-properties fo:font-size="15pt" style:font-size-asian="15pt" style:font-size-complex="15pt"/>
    </style:style>
    <style:style style:name="ce2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5pt" style:font-size-asian="15pt" style:font-size-complex="15pt" fo:hyphenate="false"/>
    </style:style>
    <style:style style:name="ce3" style:family="table-cell">
      <loext:graphic-properties draw:fill="non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000000" style:punctuation-wrap="hanging"/>
      <style:text-properties fo:font-size="15pt" style:font-size-asian="15pt" style:font-size-complex="15pt" fo:hyphenate="false"/>
    </style:style>
    <style:style style:name="ce4" style:family="table-cell">
      <loext:graphic-properties draw:fill="solid" draw:fill-color="#f8cbad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5pt" style:font-size-asian="15pt" style:font-size-complex="15pt" fo:hyphenate="false"/>
    </style:style>
    <style:style style:name="ce5" style:family="table-cell">
      <loext:graphic-properties draw:fill="solid" draw:fill-color="#c5e0b4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5pt" style:font-size-asian="15pt" style:font-size-complex="15pt" fo:hyphenate="false"/>
    </style:style>
    <style:style style:name="ce6" style:family="table-cell">
      <style:text-properties fo:font-size="15pt" style:font-size-asian="15pt" style:font-size-complex="15pt"/>
    </style:style>
    <style:style style:name="ce7" style:family="table-cell">
      <loext:graphic-properties draw:fill="solid" draw:fill-color="#bdd7e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5pt" style:font-size-asian="15pt" style:font-size-complex="15pt" fo:hyphenate="false"/>
    </style:style>
    <style:style style:name="ce8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0000"/>
      <style:text-properties fo:font-size="15pt" style:font-size-asian="15pt" style:font-size-complex="15pt"/>
    </style:style>
    <style:style style:name="ce9" style:family="table-cell">
      <loext:graphic-properties draw:fill="solid" draw:fill-color="#bdd7ee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font-size="14pt" style:font-size-asian="14pt" style:font-size-complex="14pt" fo:hyphenate="false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o </text:span><text:span text:style-name="T1">Pr</text:span><text:span text:style-name="T1">oc</text:span><text:span text:style-name="T1">es</text:span><text:span text:style-name="T1">s </text:span><text:span text:style-name="T1">or </text:span><text:span text:style-name="T1"><text:line-break/></text:span><text:span text:style-name="T1">No</text:span><text:span text:style-name="T1">t </text:span><text:span text:style-name="T1">To </text:span><text:span text:style-name="T1">Pr</text:span><text:span text:style-name="T1">oc</text:span><text:span text:style-name="T1">es</text:span><text:span text:style-name="T1">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artmentalisation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Co</text:span><text:span text:style-name="T2">mp</text:span><text:span text:style-name="T2">art</text:span><text:span text:style-name="T2">me</text:span><text:span text:style-name="T2">ntal</text:span><text:span text:style-name="T2">isat</text:span><text:span text:style-name="T2">ion</text:span></text:p>
          </draw:text-box>
        </draw:frame>
        <draw:frame draw:name="Content Placeholder 2" presentation:style-name="pr4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Compartmentalisation is the method of breaking a problem into smaller problems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Within CSP this refers to breaking a sequential program down into numerous processes which can be scheduled concurrently or in parallel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So when do we do it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artmentalisation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Co</text:span><text:span text:style-name="T2">mp</text:span><text:span text:style-name="T2">art</text:span><text:span text:style-name="T2">me</text:span><text:span text:style-name="T2">ntal</text:span><text:span text:style-name="T2">isat</text:span><text:span text:style-name="T2">ion</text:span></text:p>
          </draw:text-box>
        </draw:frame>
        <draw:frame draw:name="Content Placeholder 2" presentation:style-name="pr4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Lets read an 8 page book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It takes 1 person 3 minutes to read 1 page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It takes 1 minute rip a page out and hand it to another person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What is the most amount of people we can use, beyond which adding further people will not speed up the reading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artmentalisation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Co</text:span><text:span text:style-name="T2">mp</text:span><text:span text:style-name="T2">art</text:span><text:span text:style-name="T2">me</text:span><text:span text:style-name="T2">ntal</text:span><text:span text:style-name="T2">isat</text:span><text:span text:style-name="T2">ion</text:span></text:p>
          </draw:text-box>
        </draw:frame>
        <draw:frame draw:name="Content Placeholder 3" draw:style-name="standard" draw:layer="layout" svg:width="28.883cm" svg:height="10.59cm" svg:x="2.328cm" svg:y="5.07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column table:style-name="co5"/>
            <table:table-column table:style-name="co6"/>
            <table:table-column table:style-name="co6"/>
            <table:table-column table:style-name="co2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7"><text:span text:style-name="T4">1</text:span></text:p>
              </table:table-cell>
              <table:table-cell>
                <text:p text:style-name="P7"><text:span text:style-name="T4">2</text:span></text:p>
              </table:table-cell>
              <table:table-cell>
                <text:p text:style-name="P7"><text:span text:style-name="T4">3</text:span></text:p>
              </table:table-cell>
              <table:table-cell>
                <text:p text:style-name="P7"><text:span text:style-name="T4">4</text:span></text:p>
              </table:table-cell>
              <table:table-cell>
                <text:p text:style-name="P7"><text:span text:style-name="T4">5</text:span></text:p>
              </table:table-cell>
              <table:table-cell>
                <text:p text:style-name="P7"><text:span text:style-name="T4">6</text:span></text:p>
              </table:table-cell>
              <table:table-cell>
                <text:p text:style-name="P7"><text:span text:style-name="T4">7</text:span></text:p>
              </table:table-cell>
              <table:table-cell>
                <text:p text:style-name="P7"><text:span text:style-name="T4">8</text:span></text:p>
              </table:table-cell>
              <table:table-cell>
                <text:p text:style-name="P7"><text:span text:style-name="T4">9</text:span></text:p>
              </table:table-cell>
              <table:table-cell>
                <text:p text:style-name="P7"><text:span text:style-name="T4">10</text:span></text:p>
              </table:table-cell>
            </table:table-row>
            <table:table-row table:style-name="ro1" table:default-cell-style-name="ce4">
              <table:table-cell table:style-name="ce3">
                <text:p text:style-name="P8"><text:span text:style-name="T5">Person 1</text:span></text:p>
              </table:table-cell>
              <table:table-cell>
                <text:p text:style-name="P7"><text:span text:style-name="T5">Send</text:span></text:p>
              </table:table-cell>
              <table:table-cell>
                <text:p text:style-name="P7"><text:span text:style-name="T5">Send</text:span></text:p>
              </table:table-cell>
              <table:table-cell>
                <text:p text:style-name="P7"><text:span text:style-name="T5">Send</text:span></text:p>
              </table:table-cell>
              <table:table-cell>
                <text:p text:style-name="P7"><text:span text:style-name="T5">Send</text:span></text:p>
              </table:table-cell>
              <table:table-cell>
                <text:p text:style-name="P7"><text:span text:style-name="T5">Send</text:span></text:p>
              </table:table-cell>
              <table:table-cell>
                <text:p text:style-name="P7"><text:span text:style-name="T5">Send</text:span></text:p>
              </table:table-cell>
              <table:table-cell>
                <text:p text:style-name="P7"><text:span text:style-name="T5">Send</text:span></text:p>
              </table:table-cell>
              <table:table-cell table:style-name="ce5" table:number-columns-spanned="3">
                <text:p text:style-name="P7"><text:span text:style-name="T5">Read</text:span></text:p>
              </table:table-cell>
              <table:covered-table-cell table:style-name="ce6"/>
              <table:covered-table-cell table:style-name="ce6"/>
            </table:table-row>
            <table:table-row table:style-name="ro1" table:default-cell-style-name="ce6">
              <table:table-cell table:style-name="ce3">
                <text:p text:style-name="P8"><text:span text:style-name="T5">Person 2</text:span></text:p>
              </table:table-cell>
              <table:table-cell table:style-name="ce7">
                <text:p text:style-name="P7"><text:span text:style-name="T5">Receive </text:span></text:p>
              </table:table-cell>
              <table:table-cell table:style-name="ce5" table:number-columns-spanned="3">
                <text:p text:style-name="P7"><text:span text:style-name="T5">Read</text:span></text:p>
              </table:table-cell>
              <table:covered-table-cell/>
              <table:covered-table-cell/>
              <table:table-cell table:style-name="ce7">
                <text:p text:style-name="P7"><text:span text:style-name="T5">Receive</text:span></text:p>
              </table:table-cell>
              <table:table-cell table:style-name="ce5" table:number-columns-spanned="3">
                <text:p text:style-name="P7"><text:span text:style-name="T5">Read</text:span></text:p>
              </table:table-cell>
              <table:covered-table-cell/>
              <table:covered-table-cell/>
              <table:table-cell table:style-name="ce8"/>
              <table:table-cell table:style-name="ce8"/>
            </table:table-row>
            <table:table-row table:style-name="ro1" table:default-cell-style-name="ce6">
              <table:table-cell table:style-name="ce3">
                <text:p text:style-name="P8"><text:span text:style-name="T5">Person 3</text:span></text:p>
              </table:table-cell>
              <table:table-cell table:style-name="ce8"/>
              <table:table-cell table:style-name="ce7">
                <text:p text:style-name="P7"><text:span text:style-name="T5">Receive</text:span></text:p>
              </table:table-cell>
              <table:table-cell table:style-name="ce5" table:number-columns-spanned="3">
                <text:p text:style-name="P7"><text:span text:style-name="T5">Read</text:span></text:p>
              </table:table-cell>
              <table:covered-table-cell/>
              <table:covered-table-cell/>
              <table:table-cell table:style-name="ce7">
                <text:p text:style-name="P7"><text:span text:style-name="T5">Receive</text:span></text:p>
              </table:table-cell>
              <table:table-cell table:style-name="ce5" table:number-columns-spanned="3">
                <text:p text:style-name="P7"><text:span text:style-name="T5">Read</text:span></text:p>
              </table:table-cell>
              <table:covered-table-cell/>
              <table:covered-table-cell/>
              <table:table-cell table:style-name="ce8"/>
            </table:table-row>
            <table:table-row table:style-name="ro1" table:default-cell-style-name="ce6">
              <table:table-cell table:style-name="ce3">
                <text:p text:style-name="P8"><text:span text:style-name="T5">Person 4</text:span></text:p>
              </table:table-cell>
              <table:table-cell table:style-name="ce8"/>
              <table:table-cell table:style-name="ce8"/>
              <table:table-cell table:style-name="ce9">
                <text:p text:style-name="P9"><text:span text:style-name="T6">Receive</text:span></text:p>
              </table:table-cell>
              <table:table-cell table:style-name="ce5" table:number-columns-spanned="3">
                <text:p text:style-name="P7"><text:span text:style-name="T5">Read</text:span></text:p>
              </table:table-cell>
              <table:covered-table-cell/>
              <table:covered-table-cell/>
              <table:table-cell table:style-name="ce7">
                <text:p text:style-name="P7"><text:span text:style-name="T5">Receive</text:span></text:p>
              </table:table-cell>
              <table:table-cell table:style-name="ce5" table:number-columns-spanned="3">
                <text:p text:style-name="P7"><text:span text:style-name="T5">Read</text:span></text:p>
              </table:table-cell>
              <table:covered-table-cell/>
              <table:covered-table-cell/>
            </table:table-row>
            <table:table-row table:style-name="ro2" table:default-cell-style-name="ce8">
              <table:table-cell table:style-name="ce3">
                <text:p text:style-name="P8"><text:span text:style-name="T5">Person 5</text:span></text:p>
              </table:table-cell>
              <table:table-cell/>
              <table:table-cell/>
              <table:table-cell/>
              <table:table-cell table:style-name="ce7">
                <text:p text:style-name="P7"><text:span text:style-name="T5">Receive</text:span></text:p>
              </table:table-cell>
              <table:table-cell table:style-name="ce5" table:number-columns-spanned="3">
                <text:p text:style-name="P7"><text:span text:style-name="T5">Read</text:span></text:p>
              </table:table-cell>
              <table:covered-table-cell table:style-name="ce6"/>
              <table:covered-table-cell table:style-name="ce6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artmentalisation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Co</text:span><text:span text:style-name="T2">mp</text:span><text:span text:style-name="T2">art</text:span><text:span text:style-name="T2">me</text:span><text:span text:style-name="T2">ntal</text:span><text:span text:style-name="T2">isat</text:span><text:span text:style-name="T2">ion</text:span></text:p>
          </draw:text-box>
        </draw:frame>
        <draw:frame draw:name="Content Placeholder 2" presentation:style-name="pr4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Lets write an 8 page book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It takes 1 person 3 minutes to write 1 page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It takes 1 minute copy a page into the finished book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What is the most amount of people we can use, beyond which adding further people will not speed up the writing?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artmentalisation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Co</text:span><text:span text:style-name="T2">mp</text:span><text:span text:style-name="T2">art</text:span><text:span text:style-name="T2">me</text:span><text:span text:style-name="T2">ntal</text:span><text:span text:style-name="T2">isat</text:span><text:span text:style-name="T2">ion</text:span></text:p>
          </draw:text-box>
        </draw:frame>
        <draw:frame draw:name="Content Placeholder 2" presentation:style-name="pr6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Typically you want the minimum amount of processes necessary to get the job done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But with too few processes you won’t be able to take advantage of available hardware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All hardware will have a finite limit on the amount of processes that can be run in parallel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But there is no limit on the amount that can be run concurrently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sk Parallel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Tas</text:span><text:span text:style-name="T2">k </text:span><text:span text:style-name="T2">Par</text:span><text:span text:style-name="T2">alle</text:span><text:span text:style-name="T2">l</text:span></text:p>
          </draw:text-box>
        </draw:frame>
        <draw:custom-shape draw:name="Rounded Rectangle 9" draw:style-name="gr2" draw:text-style-name="P10" draw:layer="layout" svg:width="4.09cm" svg:height="2.165cm" svg:x="8.607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2" draw:text-style-name="P10" draw:layer="layout" svg:width="4.09cm" svg:height="2.165cm" svg:x="14.361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2" draw:text-style-name="P10" draw:layer="layout" svg:width="4.09cm" svg:height="2.165cm" svg:x="20.116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2" draw:style-name="gr3" draw:text-style-name="P11" draw:layer="layout" svg:width="1.663cm" svg:height="0.001cm" svg:x="18.452cm" svg:y="9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3" draw:text-style-name="P11" draw:layer="layout" svg:width="1.663cm" svg:height="0.001cm" svg:x="12.697cm" svg:y="9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4" draw:style-name="gr2" draw:text-style-name="P10" draw:layer="layout" svg:width="4.09cm" svg:height="2.165cm" svg:x="25.87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2" draw:text-style-name="P10" draw:layer="layout" svg:width="4.09cm" svg:height="2.165cm" svg:x="2.852cm" svg:y="8.668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6" draw:style-name="gr3" draw:text-style-name="P11" draw:layer="layout" svg:width="1.663cm" svg:height="0.001cm" svg:x="24.206cm" svg:y="9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3" draw:text-style-name="P11" draw:layer="layout" svg:width="1.663cm" svg:height="0.001cm" svg:x="6.943cm" svg:y="9.75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Parallel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Dat</text:span><text:span text:style-name="T2">a </text:span><text:span text:style-name="T2">Par</text:span><text:span text:style-name="T2">alle</text:span><text:span text:style-name="T2">l</text:span></text:p>
          </draw:text-box>
        </draw:frame>
        <draw:custom-shape draw:name="Rounded Rectangle 16" draw:style-name="gr2" draw:text-style-name="P10" draw:layer="layout" svg:width="4.09cm" svg:height="2.165cm" svg:x="6.228cm" svg:y="9.82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" draw:text-style-name="P10" draw:layer="layout" svg:width="4.09cm" svg:height="2.165cm" svg:x="14.361cm" svg:y="9.82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" draw:text-style-name="P10" draw:layer="layout" svg:width="4.09cm" svg:height="2.165cm" svg:x="14.361cm" svg:y="13.074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" draw:text-style-name="P10" draw:layer="layout" svg:width="4.09cm" svg:height="2.165cm" svg:x="14.361cm" svg:y="6.57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2" draw:style-name="gr2" draw:text-style-name="P10" draw:layer="layout" svg:width="4.09cm" svg:height="2.165cm" svg:x="22.495cm" svg:y="9.82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5" draw:style-name="gr3" draw:text-style-name="P11" draw:layer="layout" svg:width="4.042cm" svg:height="3.248cm" svg:x="10.318cm" svg:y="10.90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3" draw:style-name="gr3" draw:text-style-name="P11" draw:layer="layout" svg:width="4.042cm" svg:height="3.248cm" svg:x="10.318cm" svg:y="7.6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25" draw:style-name="gr3" draw:text-style-name="P11" draw:layer="layout" svg:width="4.042cm" svg:height="0.001cm" svg:x="10.318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3" draw:text-style-name="P11" draw:layer="layout" svg:width="4.042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30" draw:style-name="gr3" draw:text-style-name="P11" draw:layer="layout" svg:width="4.042cm" svg:height="3.248cm" svg:x="18.452cm" svg:y="7.66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2" draw:style-name="gr3" draw:text-style-name="P11" draw:layer="layout" svg:width="4.042cm" svg:height="3.248cm" svg:x="18.452cm" svg:y="10.90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exts Switches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Co</text:span><text:span text:style-name="T2">nte</text:span><text:span text:style-name="T2">xts </text:span><text:span text:style-name="T2">Swi</text:span><text:span text:style-name="T2">tch</text:span><text:span text:style-name="T2">es</text:span></text:p>
          </draw:text-box>
        </draw:frame>
        <draw:frame draw:name="Content Placeholder 2" presentation:style-name="pr6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Operating Systems allow for far more processes to be scheduled than can be physically run at once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Each process will be run for a short amount of time and then switched out </text:span><text:span text:style-name="T7">almost</text:span><text:span text:style-name="T3"> instantly for another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This switch does take time, and the more processes we schedule at once the more often these switches will occur. 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More time switching means less time processing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exts Switches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Co</text:span><text:span text:style-name="T2">nte</text:span><text:span text:style-name="T2">xts </text:span><text:span text:style-name="T2">Swi</text:span><text:span text:style-name="T2">tch</text:span><text:span text:style-name="T2">es</text:span></text:p>
          </draw:text-box>
        </draw:frame>
        <draw:frame draw:name="Content Placeholder 2" presentation:style-name="pr6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But sometimes its worth putting up with lots of context switches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For instance continuously running even based systems such as robotics or IoT devices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A good rule of thumb is that when using a data parallel approach, don’t use more processes that you have physical processors. 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As for task parallel, break up only what </text:span><text:span text:style-name="T7">needs</text:span><text:span text:style-name="T3"> to be broken up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Makes most sense across physical machines / processor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Asy</text:span><text:span text:style-name="T2">nch</text:span><text:span text:style-name="T2">ron</text:span><text:span text:style-name="T2">ous </text:span><text:span text:style-name="T2">Co</text:span><text:span text:style-name="T2">m</text:span><text:span text:style-name="T2">mu</text:span><text:span text:style-name="T2">nic</text:span><text:span text:style-name="T2">atio</text:span><text:span text:style-name="T2">ns</text:span></text:p>
          </draw:text-box>
        </draw:frame>
        <draw:frame draw:name="Content Placeholder 2" presentation:style-name="pr6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So far all communications have been synchronous. </text:span></text:p>
                <text:p text:style-name="P5"><text:span text:style-name="T3"/></text:p>
              </text:list-item>
              <text:list-item>
                <text:p text:style-name="P5"><text:span text:style-name="T3">We’ve gotten around this by building buffers.</text:span></text:p>
                <text:p text:style-name="P5"><text:span text:style-name="T3"/></text:p>
              </text:list-item>
              <text:list-item>
                <text:p text:style-name="P5"><text:span text:style-name="T3">Why is this actually needed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ders and Receivers_clipboard0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Asy</text:span><text:span text:style-name="T2">nch</text:span><text:span text:style-name="T2">ron</text:span><text:span text:style-name="T2">ous </text:span><text:span text:style-name="T2">Co</text:span><text:span text:style-name="T2">m</text:span><text:span text:style-name="T2">mu</text:span><text:span text:style-name="T2">nic</text:span><text:span text:style-name="T2">atio</text:span><text:span text:style-name="T2">ns</text:span></text:p>
          </draw:text-box>
        </draw:frame>
        <draw:custom-shape draw:name="Rounded Rectangle 5" draw:style-name="gr4" draw:text-style-name="P10" draw:layer="layout" svg:width="4.09cm" svg:height="2.165cm" svg:x="19.935cm" svg:y="12.947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" draw:style-name="gr5" draw:text-style-name="P12" draw:layer="layout" svg:width="3.371cm" svg:height="1.013cm" svg:x="18.542cm" svg:y="11.919cm">
          <text:p text:style-name="P8"><text:span text:style-name="T8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4" draw:text-style-name="P10" draw:layer="layout" svg:width="4.09cm" svg:height="2.165cm" svg:x="7.969cm" svg:y="12.916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6" draw:style-name="gr6" draw:text-style-name="P12" draw:layer="layout" svg:width="2.85cm" svg:height="1.775cm" svg:x="19.05cm" svg:y="8.942cm">
          <text:p text:style-name="P8"><text:span text:style-name="T8">Sender</text:span></text:p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4" draw:text-style-name="P10" draw:layer="layout" svg:width="4.09cm" svg:height="2.165cm" svg:x="7.969cm" svg:y="6.719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2" draw:style-name="gr7" draw:text-style-name="P12" draw:layer="layout" svg:width="3.099cm" svg:height="1.013cm" svg:x="12.141cm" svg:y="6.632cm">
          <text:p text:style-name="P8"><text:span text:style-name="T8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5" draw:style-name="gr4" draw:text-style-name="P10" draw:layer="layout" svg:width="4.09cm" svg:height="2.165cm" svg:x="19.963cm" svg:y="6.689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6" draw:style-name="gr8" draw:text-style-name="P12" draw:layer="layout" svg:width="3.474cm" svg:height="1.013cm" svg:x="16.51cm" svg:y="6.632cm">
          <text:p text:style-name="P8"><text:span text:style-name="T8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9" draw:text-style-name="P11" draw:layer="layout" svg:width="0.027cm" svg:height="4.091cm" svg:x="21.974cm" svg:y="8.8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6" draw:style-name="gr10" draw:text-style-name="P11" draw:layer="layout" svg:width="0.001cm" svg:height="4.03cm" svg:x="10.014cm" svg:y="8.8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8" draw:style-name="gr11" draw:text-style-name="P11" draw:layer="layout" svg:width="7.903cm" svg:height="0.03cm" svg:x="12.06cm" svg:y="7.7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12" draw:text-style-name="P11" draw:layer="layout" svg:width="7.874cm" svg:height="0.03cm" svg:x="12.06cm" svg:y="13.9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2" draw:style-name="gr13" draw:text-style-name="P12" draw:layer="layout" svg:width="2.83cm" svg:height="1.775cm" svg:x="17.018cm" svg:y="14.056cm">
          <text:p text:style-name="P8"><text:span text:style-name="T8">Sender</text:span></text:p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4" draw:text-style-name="P12" draw:layer="layout" svg:width="3.469cm" svg:height="1.013cm" svg:x="12.279cm" svg:y="14.087cm">
          <text:p text:style-name="P8"><text:span text:style-name="T8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5" draw:text-style-name="P12" draw:layer="layout" svg:width="3.368cm" svg:height="1.013cm" svg:x="10.094cm" svg:y="8.942cm">
          <text:p text:style-name="P8"><text:span text:style-name="T8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6" draw:text-style-name="P12" draw:layer="layout" svg:width="3.114cm" svg:height="1.775cm" svg:x="10.094cm" svg:y="11.919cm">
          <text:p text:style-name="P8"><text:span text:style-name="T8">Sender</text:span></text:p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7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9">This will </text:span><text:span text:style-name="T9">deadlo</text:span><text:span text:style-name="T9">ck</text:span></text:p>
            </draw:text-box>
          </draw:frame>
          <draw:frame draw:name="Slide Number Placeholder 3" presentation:style-name="pr8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Asy</text:span><text:span text:style-name="T2">nch</text:span><text:span text:style-name="T2">ron</text:span><text:span text:style-name="T2">ous </text:span><text:span text:style-name="T2">Co</text:span><text:span text:style-name="T2">m</text:span><text:span text:style-name="T2">mu</text:span><text:span text:style-name="T2">nic</text:span><text:span text:style-name="T2">atio</text:span><text:span text:style-name="T2">ns</text:span></text:p>
          </draw:text-box>
        </draw:frame>
        <draw:frame draw:name="Content Placeholder 2" presentation:style-name="pr6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This system may deadlock if all 4 processes try to send at once.</text:span></text:p>
                <text:p text:style-name="P5"><text:span text:style-name="T3"/></text:p>
              </text:list-item>
              <text:list-item>
                <text:p text:style-name="P5"><text:span text:style-name="T3">This means the system has a message capacity of 4.</text:span></text:p>
                <text:p text:style-name="P5"><text:span text:style-name="T3"/></text:p>
              </text:list-item>
              <text:list-item>
                <text:p text:style-name="P5"><text:span text:style-name="T3">A buffer process can increase this capacit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Asy</text:span><text:span text:style-name="T2">nch</text:span><text:span text:style-name="T2">ron</text:span><text:span text:style-name="T2">ous </text:span><text:span text:style-name="T2">Co</text:span><text:span text:style-name="T2">m</text:span><text:span text:style-name="T2">mu</text:span><text:span text:style-name="T2">nic</text:span><text:span text:style-name="T2">ati</text:span><text:span text:style-name="T2">ons</text:span></text:p>
          </draw:text-box>
        </draw:frame>
        <draw:frame draw:name="Content Placeholder 2" presentation:style-name="pr6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We could build a buffer straight into a channel</text:span></text:p>
                <text:p text:style-name="P5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8"><text:span text:style-name="T3">channel = Channel(buffer=10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This will read in values until the buffer is full. It will wait until there is space to read in additional values.</text:span></text:p>
                <text:p text:style-name="P5"><text:span text:style-name="T3"/></text:p>
              </text:list-item>
              <text:list-item>
                <text:p text:style-name="P5"><text:span text:style-name="T3">It looks very, very handy. So why only introduce it now?</text:span></text:p>
                <text:p text:style-name="P5"><text:span text:style-name="T3"/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3">11/23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5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5">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3">11/23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o Process or  Not To Process</dc:title>
    <meta:initial-creator>Windows User</meta:initial-creator>
    <meta:editing-cycles>37</meta:editing-cycles>
    <meta:creation-date>2018-11-02T13:14:38</meta:creation-date>
    <dc:date>2018-11-23T10:48:59.753090297</dc:date>
    <meta:editing-duration>PT6H59M49S</meta:editing-duration>
    <meta:generator>LibreOffice/6.0.6.2$Linux_X86_64 LibreOffice_project/00m0$Build-2</meta:generator>
    <meta:document-statistic meta:object-count="1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